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line-height="150%" fo:text-align="center" style:justify-single-word="false"/>
      <style:text-properties style:font-name="Times New Roman" fo:font-size="30pt" officeooo:paragraph-rsid="0001b5d7" style:font-name-asian="Times New Roman1" style:font-size-asian="30pt" style:font-name-complex="Times New Roman1" style:font-size-complex="30pt"/>
    </style:style>
    <style:style style:name="P2" style:family="paragraph" style:parent-style-name="normal">
      <style:text-properties style:font-name="Times New Roman" officeooo:paragraph-rsid="0001b5d7" style:font-name-asian="Times New Roman1" style:font-name-complex="Times New Roman1"/>
    </style:style>
    <style:style style:name="P3" style:family="paragraph" style:parent-style-name="Heading_20_1">
      <style:text-properties officeooo:paragraph-rsid="0001b5d7"/>
    </style:style>
    <style:style style:name="P4" style:family="paragraph" style:parent-style-name="Heading_20_2">
      <style:text-properties officeooo:paragraph-rsid="0001b5d7"/>
    </style:style>
    <style:style style:name="P5" style:family="paragraph" style:parent-style-name="normal">
      <style:text-properties officeooo:paragraph-rsid="0001b5d7"/>
    </style:style>
    <style:style style:name="P6" style:family="paragraph" style:parent-style-name="Heading_20_2">
      <style:text-properties officeooo:paragraph-rsid="00052150"/>
    </style:style>
    <style:style style:name="P7" style:family="paragraph" style:parent-style-name="Title">
      <style:paragraph-properties fo:line-height="150%" fo:text-align="center" style:justify-single-word="false"/>
      <style:text-properties officeooo:paragraph-rsid="0001b5d7"/>
    </style:style>
    <style:style style:name="P8" style:family="paragraph" style:parent-style-name="normal">
      <style:paragraph-properties fo:line-height="200%" fo:text-align="center" style:justify-single-word="false"/>
      <style:text-properties officeooo:paragraph-rsid="0001b5d7"/>
    </style:style>
    <style:style style:name="P9" style:family="paragraph" style:parent-style-name="normal">
      <style:text-properties officeooo:rsid="0008a287" officeooo:paragraph-rsid="0001b5d7"/>
    </style:style>
    <style:style style:name="P10" style:family="paragraph" style:parent-style-name="normal">
      <style:text-properties officeooo:rsid="0009d3b6" officeooo:paragraph-rsid="0001b5d7"/>
    </style:style>
    <style:style style:name="P11" style:family="paragraph" style:parent-style-name="normal">
      <style:text-properties officeooo:rsid="0002b524" officeooo:paragraph-rsid="0002b524"/>
    </style:style>
    <style:style style:name="P12" style:family="paragraph" style:parent-style-name="normal">
      <style:text-properties officeooo:paragraph-rsid="000354da"/>
    </style:style>
    <style:style style:name="P13" style:family="paragraph" style:parent-style-name="normal">
      <style:text-properties fo:font-weight="normal" officeooo:rsid="000354da" officeooo:paragraph-rsid="000354da" style:font-weight-asian="normal" style:font-weight-complex="normal"/>
    </style:style>
    <style:style style:name="P14" style:family="paragraph" style:parent-style-name="normal">
      <style:text-properties fo:font-weight="normal" officeooo:rsid="0005220e" officeooo:paragraph-rsid="0005220e" style:font-weight-asian="normal" style:font-weight-complex="normal"/>
    </style:style>
    <style:style style:name="P15" style:family="paragraph" style:parent-style-name="normal">
      <style:text-properties officeooo:rsid="00052150" officeooo:paragraph-rsid="00052150"/>
    </style:style>
    <style:style style:name="P16" style:family="paragraph" style:parent-style-name="Heading_20_1" style:master-page-name="Standard">
      <style:paragraph-properties fo:text-align="center" style:justify-single-word="false" style:page-number="1"/>
      <style:text-properties style:font-name="Times New Roman" fo:font-size="30pt" officeooo:paragraph-rsid="0001b5d7" style:font-name-asian="Times New Roman1" style:font-size-asian="30pt" style:font-name-complex="Times New Roman1" style:font-size-complex="30pt"/>
    </style:style>
    <style:style style:name="P17" style:family="paragraph" style:parent-style-name="Heading_20_2">
      <style:text-properties style:font-name="Times New Roman" officeooo:paragraph-rsid="0001b5d7" style:font-name-asian="Times New Roman1" style:font-name-complex="Times New Roman1"/>
    </style:style>
    <style:style style:name="P18" style:family="paragraph" style:parent-style-name="normal">
      <style:paragraph-properties fo:line-height="200%" fo:text-align="center" style:justify-single-word="false"/>
      <style:text-properties style:font-name="Times New Roman" fo:font-size="23pt" officeooo:paragraph-rsid="0001b5d7" style:font-name-asian="Times New Roman1" style:font-size-asian="23pt" style:font-name-complex="Times New Roman1" style:font-size-complex="23pt"/>
    </style:style>
    <style:style style:name="P19" style:family="paragraph" style:parent-style-name="normal">
      <style:paragraph-properties fo:line-height="200%" fo:text-align="center" style:justify-single-word="false"/>
      <style:text-properties style:font-name="Times New Roman" fo:font-size="15pt" officeooo:paragraph-rsid="0001b5d7" style:font-name-asian="Times New Roman1" style:font-size-asian="15pt" style:font-name-complex="Times New Roman1" style:font-size-complex="15pt"/>
    </style:style>
    <style:style style:name="P20" style:family="paragraph" style:parent-style-name="normal">
      <style:text-properties style:font-name="Times New Roman" officeooo:rsid="00084868" officeooo:paragraph-rsid="0001b5d7" style:font-name-asian="Times New Roman1" style:font-name-complex="Times New Roman1"/>
    </style:style>
    <style:style style:name="P21" style:family="paragraph" style:parent-style-name="normal">
      <style:text-properties style:font-name="Times New Roman" officeooo:rsid="0008a287" officeooo:paragraph-rsid="0001b5d7" style:font-name-asian="Times New Roman1" style:font-name-complex="Times New Roman1"/>
    </style:style>
    <style:style style:name="P22" style:family="paragraph" style:parent-style-name="normal">
      <style:text-properties style:font-name="Times New Roman" officeooo:rsid="00052150" officeooo:paragraph-rsid="0001b5d7" style:font-name-asian="Times New Roman1" style:font-name-complex="Times New Roman1"/>
    </style:style>
    <style:style style:name="P23" style:family="paragraph" style:parent-style-name="normal">
      <style:text-properties style:font-name="Times New Roman" officeooo:rsid="0005220e" officeooo:paragraph-rsid="0005220e" style:font-name-asian="Times New Roman1" style:font-name-complex="Times New Roman1"/>
    </style:style>
    <style:style style:name="P24" style:family="paragraph" style:parent-style-name="normal">
      <style:text-properties style:font-name="Times New Roman" officeooo:rsid="000354da" officeooo:paragraph-rsid="000354da" style:font-name-asian="Times New Roman1" style:font-name-complex="Times New Roman1"/>
    </style:style>
    <style:style style:name="P25" style:family="paragraph" style:parent-style-name="normal">
      <style:text-properties style:font-name="Times New Roman" fo:font-style="normal" officeooo:rsid="0009d3b6" officeooo:paragraph-rsid="0001b5d7" style:font-name-asian="Times New Roman1" style:font-style-asian="normal" style:font-name-complex="Times New Roman1" style:font-style-complex="normal"/>
    </style:style>
    <style:style style:name="P26" style:family="paragraph" style:parent-style-name="normal">
      <style:text-properties style:font-name="Times New Roman" fo:font-style="normal" officeooo:rsid="0002b524" officeooo:paragraph-rsid="0001b5d7" style:font-name-asian="Times New Roman1" style:font-style-asian="normal" style:font-name-complex="Times New Roman1" style:font-style-complex="normal"/>
    </style:style>
    <style:style style:name="P27" style:family="paragraph" style:parent-style-name="normal">
      <style:text-properties style:font-name="Times New Roman" fo:font-weight="bold" officeooo:paragraph-rsid="0001b5d7" style:font-name-asian="Times New Roman1" style:font-weight-asian="bold" style:font-name-complex="Times New Roman1"/>
    </style:style>
    <style:style style:name="P28" style:family="paragraph" style:parent-style-name="normal">
      <style:text-properties style:font-name="Times New Roman" fo:font-weight="bold" officeooo:rsid="0005220e" officeooo:paragraph-rsid="0005220e" style:font-name-asian="Times New Roman1" style:font-weight-asian="bold" style:font-name-complex="Times New Roman1" style:font-weight-complex="bold"/>
    </style:style>
    <style:style style:name="P29" style:family="paragraph" style:parent-style-name="normal">
      <style:text-properties style:font-name="Times New Roman" fo:font-weight="normal" officeooo:rsid="0005220e" officeooo:paragraph-rsid="0005220e" style:font-name-asian="Times New Roman1" style:font-weight-asian="normal" style:font-name-complex="Times New Roman1" style:font-weight-complex="normal"/>
    </style:style>
    <style:style style:name="P30" style:family="paragraph" style:parent-style-name="normal">
      <style:text-properties officeooo:paragraph-rsid="0001b5d7"/>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0084868" style:font-name-asian="Times New Roman1" style:font-name-complex="Times New Roman1"/>
    </style:style>
    <style:style style:name="T3" style:family="text">
      <style:text-properties style:font-name="Times New Roman" officeooo:rsid="0008a287" style:font-name-asian="Times New Roman1" style:font-name-complex="Times New Roman1"/>
    </style:style>
    <style:style style:name="T4" style:family="text">
      <style:text-properties style:font-name="Times New Roman" officeooo:rsid="0009047c" style:font-name-asian="Times New Roman1" style:font-name-complex="Times New Roman1"/>
    </style:style>
    <style:style style:name="T5" style:family="text">
      <style:text-properties style:font-name="Times New Roman" officeooo:rsid="0002b524" style:font-name-asian="Times New Roman1" style:font-name-complex="Times New Roman1"/>
    </style:style>
    <style:style style:name="T6" style:family="text">
      <style:text-properties style:font-name="Times New Roman" officeooo:rsid="000354da" style:font-name-asian="Times New Roman1" style:font-name-complex="Times New Roman1"/>
    </style:style>
    <style:style style:name="T7" style:family="text">
      <style:text-properties style:font-name="Times New Roman" officeooo:rsid="00052150" style:font-name-asian="Times New Roman1" style:font-name-complex="Times New Roman1"/>
    </style:style>
    <style:style style:name="T8" style:family="text">
      <style:text-properties style:font-name="Times New Roman" officeooo:rsid="000640bd" style:font-name-asian="Times New Roman1" style:font-name-complex="Times New Roman1"/>
    </style:style>
    <style:style style:name="T9" style:family="text">
      <style:text-properties style:font-name="Times New Roman" officeooo:rsid="0006e89e" style:font-name-asian="Times New Roman1" style:font-name-complex="Times New Roman1"/>
    </style:style>
    <style:style style:name="T10" style:family="text">
      <style:text-properties style:font-name="Times New Roman" officeooo:rsid="0009e06f" style:font-name-asian="Times New Roman1" style:font-name-complex="Times New Roman1"/>
    </style:style>
    <style:style style:name="T11" style:family="text">
      <style:text-properties style:font-name="Times New Roman" officeooo:rsid="000a92f0" style:font-name-asian="Times New Roman1" style:font-name-complex="Times New Roman1"/>
    </style:style>
    <style:style style:name="T12" style:family="text">
      <style:text-properties style:font-name="Times New Roman" officeooo:rsid="000b8f86" style:font-name-asian="Times New Roman1" style:font-name-complex="Times New Roman1"/>
    </style:style>
    <style:style style:name="T13" style:family="text">
      <style:text-properties style:font-name="Times New Roman" officeooo:rsid="000d6dff" style:font-name-asian="Times New Roman1" style:font-name-complex="Times New Roman1"/>
    </style:style>
    <style:style style:name="T14" style:family="text">
      <style:text-properties style:font-name="Times New Roman" officeooo:rsid="000dd2ea" style:font-name-asian="Times New Roman1" style:font-name-complex="Times New Roman1"/>
    </style:style>
    <style:style style:name="T15" style:family="text">
      <style:text-properties style:font-name="Times New Roman" officeooo:rsid="0010033f" style:font-name-asian="Times New Roman1" style:font-name-complex="Times New Roman1"/>
    </style:style>
    <style:style style:name="T16" style:family="text">
      <style:text-properties style:font-name="Times New Roman" fo:font-weight="bold" style:font-name-asian="Times New Roman1" style:font-weight-asian="bold" style:font-name-complex="Times New Roman1"/>
    </style:style>
    <style:style style:name="T17" style:family="text">
      <style:text-properties style:font-name="Times New Roman" fo:font-weight="bold" officeooo:rsid="00084868" style:font-name-asian="Times New Roman1" style:font-weight-asian="bold" style:font-name-complex="Times New Roman1"/>
    </style:style>
    <style:style style:name="T18" style:family="text">
      <style:text-properties style:font-name="Times New Roman" fo:font-weight="bold" officeooo:rsid="0002b524" style:font-name-asian="Times New Roman1" style:font-weight-asian="bold" style:font-name-complex="Times New Roman1"/>
    </style:style>
    <style:style style:name="T19" style:family="text">
      <style:text-properties style:font-name="Times New Roman" fo:font-weight="bold" officeooo:rsid="000354da" style:font-name-asian="Times New Roman1" style:font-weight-asian="bold" style:font-name-complex="Times New Roman1"/>
    </style:style>
    <style:style style:name="T20" style:family="text">
      <style:text-properties style:font-name="Times New Roman" fo:font-size="17pt" style:font-name-asian="Times New Roman1" style:font-size-asian="17pt" style:font-name-complex="Times New Roman1" style:font-size-complex="17pt"/>
    </style:style>
    <style:style style:name="T21" style:family="text">
      <style:text-properties style:font-name="Times New Roman" fo:font-size="17pt" officeooo:rsid="00084868" style:font-name-asian="Times New Roman1" style:font-size-asian="17pt" style:font-name-complex="Times New Roman1" style:font-size-complex="17pt"/>
    </style:style>
    <style:style style:name="T22" style:family="text">
      <style:text-properties style:font-name="Times New Roman" fo:font-size="17pt" officeooo:rsid="000b8f86" style:font-name-asian="Times New Roman1" style:font-size-asian="17pt" style:font-name-complex="Times New Roman1" style:font-size-complex="17pt"/>
    </style:style>
    <style:style style:name="T23" style:family="text">
      <style:text-properties style:font-name="Times New Roman" fo:font-style="italic" officeooo:rsid="0009047c" style:font-name-asian="Times New Roman1" style:font-style-asian="italic" style:font-name-complex="Times New Roman1" style:font-style-complex="italic"/>
    </style:style>
    <style:style style:name="T24" style:family="text">
      <style:text-properties style:font-name="Times New Roman" fo:font-style="normal" style:font-name-asian="Times New Roman1" style:font-style-asian="normal" style:font-name-complex="Times New Roman1" style:font-style-complex="normal"/>
    </style:style>
    <style:style style:name="T25" style:family="text">
      <style:text-properties style:font-name="Times New Roman" fo:font-style="normal" officeooo:rsid="0009047c" style:font-name-asian="Times New Roman1" style:font-style-asian="normal" style:font-name-complex="Times New Roman1" style:font-style-complex="normal"/>
    </style:style>
    <style:style style:name="T26" style:family="text">
      <style:text-properties style:font-name="Times New Roman" fo:font-style="normal" officeooo:rsid="0009d3b6" style:font-name-asian="Times New Roman1" style:font-style-asian="normal" style:font-name-complex="Times New Roman1" style:font-style-complex="normal"/>
    </style:style>
    <style:style style:name="T27" style:family="text">
      <style:text-properties style:font-name="Times New Roman" fo:font-style="normal" officeooo:rsid="0002b524" style:font-name-asian="Times New Roman1" style:font-style-asian="normal" style:font-name-complex="Times New Roman1" style:font-style-complex="normal"/>
    </style:style>
    <style:style style:name="T28" style:family="text">
      <style:text-properties style:font-name="Times New Roman" fo:font-style="normal" officeooo:rsid="00052150" style:font-name-asian="Times New Roman1" style:font-style-asian="normal" style:font-name-complex="Times New Roman1" style:font-style-complex="normal"/>
    </style:style>
    <style:style style:name="T29" style:family="text">
      <style:text-properties style:font-name="Times New Roman" fo:font-style="normal" officeooo:rsid="000b8f86" style:font-name-asian="Times New Roman1" style:font-style-asian="normal" style:font-name-complex="Times New Roman1" style:font-style-complex="normal"/>
    </style:style>
    <style:style style:name="T30" style:family="text">
      <style:text-properties style:font-name="Times New Roman" fo:font-style="normal" officeooo:rsid="000dd2ea" style:font-name-asian="Times New Roman1" style:font-style-asian="normal" style:font-name-complex="Times New Roman1" style:font-style-complex="normal"/>
    </style:style>
    <style:style style:name="T31" style:family="text">
      <style:text-properties style:font-name="Times New Roman" fo:font-style="normal" officeooo:rsid="000e113a" style:font-name-asian="Times New Roman1" style:font-style-asian="normal" style:font-name-complex="Times New Roman1" style:font-style-complex="normal"/>
    </style:style>
    <style:style style:name="T32" style:family="text">
      <style:text-properties style:font-name="Times New Roman" officeooo:rsid="0009047c" fo:background-color="transparent" loext:char-shading-value="0" style:font-name-asian="Times New Roman1" style:font-name-complex="Times New Roman1"/>
    </style:style>
    <style:style style:name="T33" style:family="text">
      <style:text-properties officeooo:rsid="000e1154"/>
    </style:style>
    <style:style style:name="T34" style:family="text">
      <style:text-properties fo:color="#3f3f3f" loext:opacity="100%" style:font-name="Times New Roman" fo:font-size="13pt" officeooo:rsid="000a92f0" fo:background-color="#ffffff" loext:char-shading-value="0" style:font-name-asian="Times New Roman1" style:font-name-complex="Times New Roman1"/>
    </style:style>
    <style:style style:name="T35" style:family="text">
      <style:text-properties fo:color="#000000" loext:opacity="100%" style:font-name="Times New Roman" officeooo:rsid="000a92f0" style:font-name-asian="Times New Roman1" style:font-name-complex="Times New Roman1"/>
    </style:style>
    <style:style style:name="T36" style:family="text">
      <style:text-properties fo:color="#000000" loext:opacity="100%" style:font-name="Times New Roman" fo:font-size="13pt" officeooo:rsid="000a92f0" fo:background-color="#ffffff" loext:char-shading-value="0" style:font-name-asian="Times New Roman1" style:font-name-complex="Times New Roman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_6ftu6bxsxviu"/></text:p>
      <text:p text:style-name="P2"/>
      <text:p text:style-name="P1"><text:bookmark text:name="_1yrcd4sajzvi"/></text:p>
      <text:p text:style-name="P7"><text:bookmark text:name="_hr7mlnad1r6c"/><text:span text:style-name="T16">Rapport du Groupe</text:span><text:span text:style-name="T17"> 1 : </text:span><text:span text:style-name="T18">analyse syntaxique de la MTdV+</text:span></text:p>
      <text:p text:style-name="P18">Calculabilité</text:p>
      <text:p text:style-name="P8"><text:span text:style-name="T21">Liza FRETEL</text:span><text:span text:style-name="T20">, </text:span><text:span text:style-name="T21">Kenza</text:span><text:span text:style-name="T20"> </text:span><text:span text:style-name="T21">AHMIA</text:span><text:span text:style-name="T20">, </text:span><text:span text:style-name="T21">Alice</text:span><text:span text:style-name="T20"> </text:span><text:span text:style-name="T21">WALLAR</text:span><text:span text:style-name="T22">D</text:span></text:p>
      <text:p text:style-name="P19">17 Janvier 202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3"><text:bookmark text:name="_adllrdukvpcr"/><text:span text:style-name="T1">1<text:tab/>Création d</text:span><text:span text:style-name="T2">e l’analyseur syntaxique de la MTdV+</text:span></text:p>
      <text:p text:style-name="P5"><text:span text:style-name="T1"><text:tab/>Dans le cadre du projet collectif </text:span><text:span text:style-name="T2">de la Machine de Turing de Del Vigna Plus,</text:span><text:span text:style-name="T1"> le groupe </text:span><text:span text:style-name="T2">1</text:span><text:span text:style-name="T1"> se charge de la gestion de </text:span><text:span text:style-name="T2">l’analyse syntaxique des programmes écrits en MTdV+. L’objectif est de vérifier qu’un programme en MTdV+ est valide et qu’il respecte les normes établies par l’ensemble des membres du projet lors du compte-rendu du 20 décembre 2023.</text:span></text:p>
      <text:p text:style-name="P4"><text:bookmark text:name="_n34utb3qze8"/><text:span text:style-name="T1">1.1<text:tab/>Fonctionnement d</text:span><text:span text:style-name="T2">e l’analyseur syntaxique de la MTdV+</text:span></text:p>
      <text:p text:style-name="P5"><text:span text:style-name="T1"><text:tab/></text:span><text:span text:style-name="T2">L’analyseur syntaxique est organisé en 4 étapes, qui sont 4 fonctions du fichier TokenizeTSplus.py.</text:span></text:p>
      <text:p text:style-name="P20"/>
      <text:p text:style-name="P5"><text:span text:style-name="T2">1.<text:tab/>clean_lines</text:span><text:span text:style-name="T12">()</text:span><text:span text:style-name="T2"> : cette fonction découpe le programme en lignes puis en tokens et nettoie </text:span><text:span text:style-name="T12">les</text:span><text:span text:style-name="T2"> manques d’espaces éventuels entre des parenthèses </text:span><text:span text:style-name="T3">et</text:span><text:span text:style-name="T2"> des opérateurs. </text:span><text:span text:style-name="T3">Elle supprime les commentaires.</text:span><text:span text:style-name="T2"> </text:span><text:span text:style-name="T3">Elle r</text:span><text:span text:style-name="T12">etourne</text:span><text:span text:style-name="T3"> la liste des lignes du programme associé</text:span><text:span text:style-name="T12">e</text:span><text:span text:style-name="T3">s à leurs numéros de lignes d’origine dans le programme. Les lignes serviront à l’affichage des messages d’erreur.</text:span></text:p>
      <text:p text:style-name="P21"/>
      <text:p text:style-name="P9"><text:span text:style-name="T1">2.<text:tab/>make_tokens</text:span><text:span text:style-name="T12">()</text:span><text:span text:style-name="T1"> : il s’agit d’une fonction qui boucle sur chaque ligne du programme et essaie de déterminer de quel type d’instruction il s’agit. S’il y a un ‘=’ seul, la fonction make_tokens sait qu’il s’agit d’une opération d’affectation ; et s’il y a ‘==’, elle sait qu’il s’agit d’une opération de comparaison, ou un test. make_tokens</text:span><text:span text:style-name="T12">()</text:span><text:span text:style-name="T1"> va ensuite appeler les fonctions qui vérifient la bonne formation de</text:span><text:span text:style-name="T4">s opérations, </text:span><text:span text:style-name="T12">des </text:span><text:span text:style-name="T4">affectations et </text:span><text:span text:style-name="T12">des</text:span><text:span text:style-name="T4"> tests. Un test est constitué d’une </text:span><text:span text:style-name="T32">opération à gauche</text:span><text:span text:style-name="T4">, d’un signe ==, et d’une opération à droite. Ainsi, </text:span><text:span text:style-name="T13">la fonction </text:span><text:span text:style-name="T4">check_test</text:span><text:span text:style-name="T12">()</text:span><text:span text:style-name="T4"> appelle deux fois check_operation</text:span><text:span text:style-name="T12">()</text:span><text:span text:style-name="T4">. Une affectation est constituée d’un nom de variable à gauche, d’un signe ‘=’ et d’une opération à droite. L’affectation appelle une fois check_operation</text:span><text:span text:style-name="T14">()</text:span><text:span text:style-name="T4">. </text:span><text:span text:style-name="T14">L</text:span><text:span text:style-name="T4">es autres types d’instruction</text:span><text:span text:style-name="T14">s</text:span><text:span text:style-name="T4">, comme </text:span><text:span text:style-name="T23">boucle</text:span><text:span text:style-name="T25">, </text:span><text:span text:style-name="T23">si</text:span><text:span text:style-name="T25">, </text:span><text:span text:style-name="T26">etc, vont être tokenisé</text:span><text:span text:style-name="T30">e</text:span><text:span text:style-name="T26">s sur les espaces et chaque token sera tra</text:span><text:span text:style-name="T30">i</text:span><text:span text:style-name="T26">té un par un. </text:span><text:span text:style-name="T30">La fonction make_tokens()</text:span><text:span text:style-name="T26"> ajoute la plupart des informations qui seront présentes dans le fichier de sortie .tsv </text:span><text:span text:style-name="T30">pour</text:span><text:span text:style-name="T26"> chaque token : numéro de ligne, token, type du token, numéro de l’instruction, type de l’instruction et position dans l’opération (dans le cas d</text:span><text:span text:style-name="T30">e l</text:span><text:span text:style-name="T26">’affectation ou d</text:span><text:span text:style-name="T30">u</text:span><text:span text:style-name="T26"> test).</text:span></text:p>
      <text:p text:style-name="P25"/>
      <text:p text:style-name="P10"><text:span text:style-name="T24">3.<text:tab/>check_structure</text:span><text:span text:style-name="T29">()</text:span><text:span text:style-name="T24"> : cette fonction est quasi identique à l’analyse de la machine de </text:span><text:span text:style-name="T30">T</text:span><text:span text:style-name="T24">uring de </text:span><text:span text:style-name="T30">D</text:span><text:span text:style-name="T24">el </text:span><text:span text:style-name="T30">V</text:span><text:span text:style-name="T24">igna. Elle vérifie la structure </text:span><text:span text:style-name="T31">du programme</text:span><text:span text:style-name="T24">, la bonne fermeture des si et des boucles, la présence du mot-clé fin dans les boucles et la présence du di</text:span><text:span text:style-name="T30">è</text:span><text:span text:style-name="T31">s</text:span><text:span text:style-name="T30">e</text:span><text:span text:style-name="T24"> à la toute fin du programme. De plus, elle ajoute aux tokens </text:span><text:span text:style-name="T31">l’</text:span><text:span text:style-name="T24">information <text:s/>« scope_boucle », qui est le numéro d’instruction de sortie de boucle pour tous les tokens qui sont à l’intérieur d’une ou de plusieurs boucles imbriquées. </text:span><text:span text:style-name="T27">Cette information sera utile afin de savoir quand une variable cesse d’exister et </text:span><text:span text:style-name="T30">elle </text:span><text:span text:style-name="T27">peut être supprimée par les gestionnaires de mémoire et de variable.</text:span></text:p>
      <text:p text:style-name="P26"/>
      <text:p text:style-name="P11"><text:span text:style-name="T27">4.<text:tab/></text:span><text:span text:style-name="T28">write_tsv</text:span><text:span text:style-name="T30">()</text:span><text:span text:style-name="T28">: </text:span><text:span text:style-name="T31">c’est la </text:span><text:span text:style-name="T28">fonction du script principal qui écrit le fichier .tsv à partir de la liste des tokens. Pour chaque token, écrit : l’indice du token, le numéro de ligne dans le fichier d’origine, le </text:span><text:soft-page-break/><text:span text:style-name="T28">token, le type du token, le numéro d’instruction, le type de l’instruction, la position dans l’instruction (G, M ou D) et le « scope_boucle ». Si « scope_boucle » est absent, parce que le token ne fait pas partie d’une boucle, </text:span><text:span text:style-name="T31">la fonction </text:span><text:span text:style-name="T28">ajoute un – à la place afin de conserver le bon nombre de champs dans chaque ligne du tsv.</text:span></text:p>
      <text:p text:style-name="P6"><text:bookmark text:name="_1ds3utaqaojy"/><text:span text:style-name="T1">1.2<text:tab/>Conception d</text:span><text:span text:style-name="T2">e l’analyseur syntaxique de la MTdV+</text:span></text:p>
      <text:p text:style-name="P5"><text:span text:style-name="T1"><text:tab/></text:span><text:span text:style-name="T7">La conception s’est effectuée avec le groupe, lors de la réunion du 13 décembre 2023. Nous avions déjà l’idée de générer un fichier TSV contenant le résultat de l’analyse et l’idée d’afficher les messages d’erreur. Nous n’étions pas encore sûres de quels devraient être tous les messages d’erreur, puisque c’est en programmant que nous les découvrions au fur et à mesure que nous en avions besoin.</text:span></text:p>
      <text:p text:style-name="P22"><text:tab/>Nous savions déjà qu’une grosse partie de l’analyse syntaxique de la MTdV+ proviendrait de l’analyseur syntaxique de la MTdV. Il a fallu imaginer cependant quelques règles syntaxiques autorisées et non autorisées et écrire quelques fichiers MTdV+ valides et non valides afin de pouvoir tester ces règles. Ces fichiers ont été placés dans TSplus/valides et TSplus/erreurs. Dans TSplus/erreurs/structure, il y a des fichiers TSplus dont l’erreur est structurelle, c’est-à-dire que ce sont des types d’erreur<text:span text:style-name="T33">s</text:span> qui p<text:span text:style-name="T33">euven</text:span>t apparaître dans un programme MTdV.</text:p>
      <text:p text:style-name="P5"><text:span text:style-name="T7"><text:tab/></text:span><text:span text:style-name="T11">Nous avons ainsi défini plusieurs règles. Par exemple, les valeurs autorisées sont les entiers positifs allant de 0 à 29. Les opérateurs autorisés sont +, *, = et ==, opérateurs d’affectation et de test d’égalité. Nous aurions aimé ajouter –, &lt; et &gt;, mais l’implémentation semblait difficile pour le groupe 4 en charge de l’écriture du programme MTdV. Nous avons autorisé les noms de variable qui respectent la regex </text:span><text:span text:style-name="T35">: </text:span><text:span text:style-name="T36">([a-z]|[A-Z]|_)([0-9]|[a-z]|[A-Z]|_)* </text:span></text:p>
      <text:p text:style-name="P17"><text:bookmark text:name="_lj48u3k9tlja"/>1.3<text:tab/>Défis rencontrés</text:p>
      <text:p text:style-name="P27">problème 1 :</text:p>
      <text:p text:style-name="P23">Les valeurs 0 et 1 peuvent être soit de type valeur, soit de type MTdV. Comme nous avons décidé d’autoriser la commande 0 et 1, il a fallu désambiguïser s’il s’agit d’instructions ou de valeurs en regardant s’ils apparaissent dans une opération ou non.</text:p>
      <text:p text:style-name="P2"/>
      <text:p text:style-name="P27">problème 2 : </text:p>
      <text:p text:style-name="P29">La récupération des informations de chaque token et l’ajout de celles-ci au travers des fonctions est relativement complexe. Il fallait garder en mémoire de nombreuses informations, notamment sur les tokens déjà traités par l’algorithme afin de faire une « stack ». La complexité de l’algorithme est un défi en soi.</text:p>
      <text:p text:style-name="P29"/>
      <text:p text:style-name="P28">problème 3 : </text:p>
      <text:p text:style-name="P14"><text:span text:style-name="T1">Nous avons eu un petit problème de communication avec le groupe 2. En effet, nous ne savions pas si c’était notre rôle ou le rôle du groupe 2 que de savoir quand une variable n’est plus appelée et doit être supprimée. Nous avions ajouté « scope_boucle » pour aider à savoir quand une variable dans une boucle doit être supprimée. Finalement, le groupe 2 s’est chargé de cela. </text:span><text:span text:style-name="T8">C</text:span><text:span text:style-name="T1">’était plus logique </text:span><text:span text:style-name="T8">qu’ils s’en chargent</text:span><text:span text:style-name="T1"> puisqu’au sein de leur </text:span><text:span text:style-name="T8">script existant</text:span><text:span text:style-name="T1">, ils créent un dictionnaire des noms de variables. </text:span><text:span text:style-name="T8">Ainsi, </text:span><text:span text:style-name="T1">ils </text:span><text:span text:style-name="T8">avaient </text:span><text:span text:style-name="T1">déjà toutes les structures de données n</text:span><text:span text:style-name="T8">écessaires à l’implémentation de cet algorithme. Si nous avions eu à le faire, nous aurions dû ajouter une </text:span><text:soft-page-break/><text:span text:style-name="T8">cinquième fonction tout en bas du script qui lit token par token </text:span><text:span text:style-name="T9">et enregistre les informations dans un dictionnaire python</text:span><text:span text:style-name="T8">, alors que le groupe deux fait déjà cela en lisant notre fichier tsv.</text:span></text:p>
      <text:p text:style-name="P17"><text:bookmark text:name="_1zflvjtd7ahf"/>1.4<text:tab/>Répartition du travail</text:p>
      <text:p text:style-name="P9"><text:span text:style-name="T1">L’objectif du travail étant d’adapter l’analyseur syntaxique de la MTdV pour la MTdVplus, nous avions déjà une analyse récursive de la syntaxe d’</text:span><text:span text:style-name="T8">un programme MTdV</text:span><text:span text:style-name="T1"> avec l’affichage des messages d’erreur, </text:span><text:span text:style-name="T8">programmé au cours du semestre</text:span><text:span text:style-name="T1">. Ainsi, le plus gros du travail à faire résidait dans la vérification de la syntaxe des opérations, des tests et des affectations. Nous avons chacune programmé une fonction </text:span><text:span text:style-name="T4">parmi check_operation</text:span><text:span text:style-name="T15">()</text:span><text:span text:style-name="T4">, check_affectation</text:span><text:span text:style-name="T15">()</text:span><text:span text:style-name="T4"> et check_test</text:span><text:span text:style-name="T15">()</text:span><text:span text:style-name="T4">, </text:span><text:span text:style-name="T8">puis nous les avons mises en commun.</text:span></text:p>
      <text:p text:style-name="P3"><text:bookmark text:name="_7jv5izpa0n5j"/><text:span text:style-name="T1">2<text:tab/>Gestion de l’</text:span><text:span text:style-name="T5">intégration</text:span></text:p>
      <text:p text:style-name="P12"><text:span text:style-name="T1">Dans le cadre du projet collectif </text:span><text:span text:style-name="T2">de la Machine de Turing de Del Vigna Plus</text:span><text:span text:style-name="T6">,</text:span><text:span text:style-name="T1"> le groupe </text:span><text:span text:style-name="T6">1 </text:span><text:span text:style-name="T1">se charge de la gestion de </text:span><text:span text:style-name="T6">l’intégration du code. Il s’agit de faire en sorte que toute la compilation du programme MTdV+ vers MTdV soit facile à mettre en place pour l’utilisateur.</text:span></text:p>
      <text:p text:style-name="P4"><text:bookmark text:name="_6ldz1cxbcy4a"/><text:span text:style-name="T1">2.1<text:tab/>Rôle d</text:span><text:span text:style-name="T6">e l’intégrateur du code</text:span></text:p>
      <text:p text:style-name="P24">Compte tenu de la structure de l’arborescence du projet, nous avons choisi de créer un fichier compile.sh à la racine du projet. Ce fichier a accès aux dossier scripts_python, TSplus, TSV et TS, qui sont les dossiers où sont rangés nos scripts TSplus utilisés pour nos tests, les scripts TSV générés par l’analyseur syntaxique et les fichiers compilés, au format .TS.</text:p>
      <text:p text:style-name="P17"><text:bookmark text:name="_suqmqhx55s74"/>2.2<text:tab/>Défis rencontrés</text:p>
      <text:p text:style-name="P27">problème 1 :</text:p>
      <text:p text:style-name="P24">Les affichages des différents scripts (print) n’étaient pas pertinents pour la compilation. L’utilisateur a juste besoin de savoir s’il y a des erreurs dans son fichier TSplus, et si oui ou non la compilation a abouti. Ainsi, nous avons demandé aux autres groupes de ne rien afficher sur la console et de ne garder que les affichages de l’analyseur syntaxique.</text:p>
      <text:p text:style-name="P2"/>
      <text:p text:style-name="P5"><text:span text:style-name="T19">p</text:span><text:span text:style-name="T16">roblème 2 :</text:span></text:p>
      <text:p text:style-name="P13"><text:span text:style-name="T1">Lorsque l’appel d’un des scripts n’a pas fonctionné, il faut arrêter la compilation. Heureusement, il existe une variable en bash qui vérifie l’état de sortie (0 ou 1) d’un fichier exécutable : $?. </text:span><text:span text:style-name="T7">Si l’analyseur syntaxique a détecté des erreurs de syntaxe, il fait toujours sys.exit(1), ce qui permet au compilateur de s’arrêter.</text:span></text:p>
      <text:p text:style-name="P17"><text:bookmark text:name="_ytfoykfwq4kt"/>2.3<text:tab/>Répartition du travail</text:p>
      <text:p text:style-name="P15"><text:span text:style-name="T10">Pour la gestion de l’intégration, </text:span><text:span text:style-name="T1">Liza s’est occupée de l’écriture du fichier compile.sh, et Kenza et Alice de tester si le processus de compilation est flui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1-17T12:53:04.639707311</meta:creation-date>
    <dc:date>2024-01-17T18:35:39.406235680</dc:date>
    <meta:editing-duration>PT3H53M5S</meta:editing-duration>
    <meta:editing-cycles>15</meta:editing-cycles>
    <meta:generator>LibreOffice/7.3.3.2$MacOSX_X86_64 LibreOffice_project/d1d0ea68f081ee2800a922cac8f79445e4603348</meta:generator>
    <meta:document-statistic meta:table-count="0" meta:image-count="0" meta:object-count="0" meta:page-count="4" meta:paragraph-count="36" meta:word-count="1393" meta:character-count="8513" meta:non-whitespace-character-count="7146"/>
  </office:meta>
</office:document-meta>
</file>